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96d" officeooo:paragraph-rsid="000b096d"/>
    </style:style>
    <style:style style:name="P2" style:family="paragraph" style:parent-style-name="Standard">
      <style:text-properties officeooo:rsid="000c2844" officeooo:paragraph-rsid="000c2844"/>
    </style:style>
    <style:style style:name="P3" style:family="paragraph" style:parent-style-name="Standard">
      <style:text-properties officeooo:rsid="000c2844" officeooo:paragraph-rsid="00122801"/>
    </style:style>
    <style:style style:name="P4" style:family="paragraph" style:parent-style-name="Standard">
      <style:text-properties officeooo:rsid="00122801" officeooo:paragraph-rsid="00122801"/>
    </style:style>
    <style:style style:name="P5" style:family="paragraph" style:parent-style-name="Standard">
      <style:text-properties officeooo:rsid="001387c9" officeooo:paragraph-rsid="001387c9"/>
    </style:style>
    <style:style style:name="P6" style:family="paragraph" style:parent-style-name="Standard">
      <style:text-properties officeooo:rsid="001403d5" officeooo:paragraph-rsid="00157050"/>
    </style:style>
    <style:style style:name="P7" style:family="paragraph" style:parent-style-name="Standard">
      <style:text-properties officeooo:rsid="001403d5" officeooo:paragraph-rsid="00175a73"/>
    </style:style>
    <style:style style:name="P8" style:family="paragraph" style:parent-style-name="Standard">
      <style:text-properties officeooo:rsid="001403d5" officeooo:paragraph-rsid="0017a60e"/>
    </style:style>
    <style:style style:name="P9" style:family="paragraph" style:parent-style-name="Standard">
      <style:text-properties officeooo:rsid="001403d5" officeooo:paragraph-rsid="00193903"/>
    </style:style>
    <style:style style:name="T1" style:family="text">
      <style:text-properties officeooo:rsid="000c2844"/>
    </style:style>
    <style:style style:name="T2" style:family="text">
      <style:text-properties officeooo:rsid="00122801"/>
    </style:style>
    <style:style style:name="T3" style:family="text">
      <style:text-properties officeooo:rsid="00157050"/>
    </style:style>
    <style:style style:name="T4" style:family="text">
      <style:text-properties officeooo:rsid="00175a73"/>
    </style:style>
    <style:style style:name="T5" style:family="text">
      <style:text-properties officeooo:rsid="0017a6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<text:tab/>int main()</text:p>
      <text:p text:style-name="P1"><text:tab/>{</text:p>
      <text:p text:style-name="P1"><text:tab/> <text:s text:c="3"/>int a=0,b=1,n,i,sum;</text:p>
      <text:p text:style-name="P1"><text:tab/> <text:s text:c="3"/>printf("Enter the number of terms :-");</text:p>
      <text:p text:style-name="P1"><text:tab/> <text:s text:c="3"/>scanf("%d",&amp;n);</text:p>
      <text:p text:style-name="P1"><text:tab/></text:p>
      <text:p text:style-name="P1"><text:tab/> <text:s text:c="3"/>for(i=1;i&lt;=n;i++)</text:p>
      <text:p text:style-name="P1"><text:tab/> <text:s text:c="7"/>{</text:p>
      <text:p text:style-name="P1"><text:tab/> <text:s text:c="11"/>sum=a+b;</text:p>
      <text:p text:style-name="P1"><text:tab/> <text:s text:c="11"/>printf("%d\t",b);</text:p>
      <text:p text:style-name="P1"><text:tab/> <text:s text:c="11"/>a=b;</text:p>
      <text:p text:style-name="P1"><text:tab/> <text:s text:c="11"/>b=sum;</text:p>
      <text:p text:style-name="P1"><text:tab/> <text:s text:c="7"/>}</text:p>
      <text:p text:style-name="P1"><text:tab/> <text:s text:c="3"/>printf("\n");</text:p>
      <text:p text:style-name="P1"><text:tab/> <text:s text:c="3"/>printf("Sum is %d\n",sum);</text:p>
      <text:p text:style-name="P1"><text:tab/><text:span text:style-name="T1">}</text:span></text:p>
      <text:p text:style-name="P1"/>
      <text:p text:style-name="P2">2.<text:tab/>#include&lt;stdio.h&gt;</text:p>
      <text:p text:style-name="P2"><text:tab/>int main()</text:p>
      <text:p text:style-name="P2"><text:tab/>{</text:p>
      <text:p text:style-name="P2"><text:tab/> <text:s text:c="3"/>int num1,num2,i,a,b,c=0;</text:p>
      <text:p text:style-name="P2"><text:tab/> <text:s text:c="3"/>printf("Enter two numbers :-");</text:p>
      <text:p text:style-name="P2"><text:tab/> <text:s text:c="3"/>scanf("%d %d",&amp;a,&amp;b);</text:p>
      <text:p text:style-name="P2"><text:tab/></text:p>
      <text:p text:style-name="P2"><text:tab/> <text:s text:c="3"/>if(a&gt;b)</text:p>
      <text:p text:style-name="P2"><text:tab/> <text:s text:c="3"/>{</text:p>
      <text:p text:style-name="P2"><text:tab/> <text:s text:c="7"/>num1=a;</text:p>
      <text:p text:style-name="P2"><text:tab/> <text:s text:c="7"/>num2=b;</text:p>
      <text:p text:style-name="P2"><text:tab/> <text:s text:c="3"/>}</text:p>
      <text:p text:style-name="P2"><text:tab/> <text:s text:c="3"/>else</text:p>
      <text:p text:style-name="P2"><text:tab/> <text:s text:c="3"/>{</text:p>
      <text:p text:style-name="P2"><text:tab/> <text:s text:c="7"/>num1=b;</text:p>
      <text:p text:style-name="P2"><text:tab/> <text:s text:c="7"/>num2=a;</text:p>
      <text:p text:style-name="P2"><text:tab/> <text:s text:c="3"/>}</text:p>
      <text:p text:style-name="P2"><text:tab/></text:p>
      <text:p text:style-name="P2"><text:tab/> <text:s text:c="3"/>for(i=num2;i&gt;=2;i--)</text:p>
      <text:p text:style-name="P2"><text:tab/> <text:s text:c="3"/>{</text:p>
      <text:p text:style-name="P2"><text:tab/> <text:s text:c="7"/>if((num1%i==0)&amp;&amp;(num2%i==0))</text:p>
      <text:p text:style-name="P2"><text:tab/> <text:s text:c="7"/>{</text:p>
      <text:p text:style-name="P2"><text:tab/> <text:s text:c="11"/>c=1;</text:p>
      <text:p text:style-name="P2"><text:tab/> <text:s text:c="11"/>break;</text:p>
      <text:p text:style-name="P2"><text:tab/> <text:s text:c="7"/>}</text:p>
      <text:p text:style-name="P2"><text:tab/> <text:s text:c="3"/>}</text:p>
      <text:p text:style-name="P2"><text:tab/></text:p>
      <text:p text:style-name="P2"><text:tab/> <text:s text:c="3"/>if(c==1)</text:p>
      <text:p text:style-name="P2"><text:tab/> <text:s text:c="7"/>printf("The HCF of %d and %d is %d\n",num1,num2,i);</text:p>
      <text:p text:style-name="P2"><text:tab/> <text:s text:c="3"/>else</text:p>
      <text:p text:style-name="P2"><text:tab/> <text:s text:c="7"/>printf("There is no HCF\n");</text:p>
      <text:p text:style-name="P2"><text:tab/>}</text:p>
      <text:p text:style-name="P2"/>
      <text:p text:style-name="P2"/>
      <text:p text:style-name="P3"><text:soft-page-break/>3<text:span text:style-name="T2">(i).</text:span><text:tab/>#include&lt;stdio.h&gt;</text:p>
      <text:p text:style-name="P3"><text:tab/>int main()</text:p>
      <text:p text:style-name="P3"><text:tab/>{</text:p>
      <text:p text:style-name="P3"><text:tab/> <text:s text:c="3"/>int i,j,s;</text:p>
      <text:p text:style-name="P3"><text:tab/></text:p>
      <text:p text:style-name="P3"><text:tab/> <text:s text:c="3"/>for(i=1;i&lt;=4;i++)</text:p>
      <text:p text:style-name="P3"><text:tab/> <text:s text:c="3"/>{</text:p>
      <text:p text:style-name="P3"><text:tab/> <text:s text:c="7"/>for(s=1;s&lt;=4-i;s++)</text:p>
      <text:p text:style-name="P3"><text:tab/> <text:s text:c="11"/>printf(" <text:s/>");</text:p>
      <text:p text:style-name="P3"><text:tab/> <text:s text:c="7"/>for(j=1;j&lt;=i;j++)</text:p>
      <text:p text:style-name="P3"><text:tab/> <text:s text:c="11"/>printf("* ");</text:p>
      <text:p text:style-name="P3"><text:tab/> <text:s text:c="7"/>printf("\n");</text:p>
      <text:p text:style-name="P3"><text:tab/> <text:s text:c="3"/>}</text:p>
      <text:p text:style-name="P3"><text:tab/>}</text:p>
      <text:p text:style-name="P3"/>
      <text:p text:style-name="P4">3(ii).<text:tab/>#include&lt;stdio.h&gt;</text:p>
      <text:p text:style-name="P3"><text:tab/>int main()</text:p>
      <text:p text:style-name="P3"><text:tab/>{</text:p>
      <text:p text:style-name="P3"><text:tab/> <text:s text:c="3"/>int i,j,s;</text:p>
      <text:p text:style-name="P3"><text:tab/></text:p>
      <text:p text:style-name="P3"><text:tab/> <text:s text:c="3"/>for(i=1;i&lt;=4;i++)</text:p>
      <text:p text:style-name="P3"><text:tab/> <text:s text:c="3"/>{</text:p>
      <text:p text:style-name="P3"><text:tab/> <text:s text:c="7"/>for(s=1;s&lt;=4-i;s++)</text:p>
      <text:p text:style-name="P3"><text:tab/> <text:s text:c="11"/>printf(" <text:s/>");</text:p>
      <text:p text:style-name="P3"><text:tab/> <text:s text:c="7"/>for(j=1;j&lt;=(2*i)-1;j++)</text:p>
      <text:p text:style-name="P3"><text:tab/> <text:s text:c="11"/>printf("* ");</text:p>
      <text:p text:style-name="P3"><text:tab/> <text:s text:c="7"/>for(s=1;s&lt;=4;s++)</text:p>
      <text:p text:style-name="P3"><text:tab/> <text:s text:c="11"/>printf(" <text:s/>");</text:p>
      <text:p text:style-name="P3"><text:tab/> <text:s text:c="7"/>printf("\n");</text:p>
      <text:p text:style-name="P3"><text:tab/> <text:s text:c="3"/>}</text:p>
      <text:p text:style-name="P3"><text:tab/>}</text:p>
      <text:p text:style-name="P3"/>
      <text:p text:style-name="P4">3(iii).<text:tab/>#include&lt;stdio.h&gt;</text:p>
      <text:p text:style-name="P4"><text:tab/>int main()</text:p>
      <text:p text:style-name="P4"><text:tab/>{</text:p>
      <text:p text:style-name="P4"><text:tab/> <text:s text:c="3"/>int row,col,space;</text:p>
      <text:p text:style-name="P4"><text:tab/></text:p>
      <text:p text:style-name="P4"><text:tab/> <text:s text:c="3"/>for(row=1;row&lt;=4;row++)</text:p>
      <text:p text:style-name="P4"><text:tab/> <text:s text:c="3"/>{</text:p>
      <text:p text:style-name="P4"><text:tab/> <text:s text:c="7"/>for(col=1;col&lt;=4-row;col++)</text:p>
      <text:p text:style-name="P4"><text:tab/> <text:s text:c="11"/>printf(" <text:s/>");</text:p>
      <text:p text:style-name="P4"><text:tab/> <text:s text:c="7"/>for(col=1;col&lt;=row;col++)</text:p>
      <text:p text:style-name="P4"><text:tab/> <text:s text:c="11"/>printf("%d ",col);</text:p>
      <text:p text:style-name="P4"><text:tab/> <text:s text:c="7"/>for(col=row-1;col&gt;0;col--)</text:p>
      <text:p text:style-name="P4"><text:tab/> <text:s text:c="11"/>printf("%d ",col);</text:p>
      <text:p text:style-name="P4"><text:tab/> <text:s text:c="7"/>printf("\n");</text:p>
      <text:p text:style-name="P4"><text:tab/> <text:s text:c="3"/>}</text:p>
      <text:p text:style-name="P4"><text:tab/>}</text:p>
      <text:p text:style-name="P4"/>
      <text:p text:style-name="P5"/>
      <text:p text:style-name="P5"/>
      <text:p text:style-name="P5"/>
      <text:p text:style-name="P5"><text:soft-page-break/>3(iv).<text:tab/>#include&lt;stdio.h&gt;</text:p>
      <text:p text:style-name="P5"><text:tab/>int main()</text:p>
      <text:p text:style-name="P5"><text:tab/>{</text:p>
      <text:p text:style-name="P5"><text:tab/> <text:s text:c="3"/>int row,col;</text:p>
      <text:p text:style-name="P5"><text:tab/> <text:s text:c="3"/>char c;</text:p>
      <text:p text:style-name="P5"><text:tab/> <text:s text:c="3"/>for(row=1;row&lt;=4;row++)</text:p>
      <text:p text:style-name="P5"><text:tab/> <text:s text:c="3"/>{</text:p>
      <text:p text:style-name="P5"><text:tab/> <text:s text:c="7"/>c='A';</text:p>
      <text:p text:style-name="P5"><text:tab/> <text:s text:c="7"/>for(col=1;col&lt;=5-row;col++)</text:p>
      <text:p text:style-name="P5"><text:tab/> <text:s text:c="7"/>{</text:p>
      <text:p text:style-name="P5"><text:tab/> <text:s text:c="11"/>printf("%c ",c);</text:p>
      <text:p text:style-name="P5"><text:tab/> <text:s text:c="11"/>c++;</text:p>
      <text:p text:style-name="P5"><text:tab/> <text:s text:c="7"/>}</text:p>
      <text:p text:style-name="P5"><text:tab/> <text:s text:c="7"/>printf("\n");</text:p>
      <text:p text:style-name="P5"><text:tab/> <text:s text:c="3"/>}</text:p>
      <text:p text:style-name="P5"><text:tab/>}</text:p>
      <text:p text:style-name="P5"/>
      <text:p text:style-name="P6">3(v).<text:tab/>#include&lt;stdio.h&gt;</text:p>
      <text:p text:style-name="P6"><text:tab/>int main()</text:p>
      <text:p text:style-name="P6"><text:tab/>{</text:p>
      <text:p text:style-name="P6"><text:tab/> <text:s text:c="3"/>int row,col;</text:p>
      <text:p text:style-name="P6"><text:tab/> <text:s text:c="3"/>char c='A';</text:p>
      <text:p text:style-name="P6"><text:tab/></text:p>
      <text:p text:style-name="P6"><text:tab/> <text:s text:c="3"/>for(row=1;row&lt;=4;row++)</text:p>
      <text:p text:style-name="P6"><text:tab/> <text:s text:c="3"/>{</text:p>
      <text:p text:style-name="P6"><text:tab/> <text:s text:c="7"/>for(col=1;col&lt;=row-1;col++)</text:p>
      <text:p text:style-name="P6"><text:tab/> <text:s text:c="11"/>printf(" <text:s/>");</text:p>
      <text:p text:style-name="P6"><text:tab/> <text:s text:c="7"/>c='A';</text:p>
      <text:p text:style-name="P6"><text:tab/> <text:s text:c="7"/>for(col=1;col&lt;=4-row;col++)</text:p>
      <text:p text:style-name="P6"><text:tab/> <text:s text:c="7"/>{</text:p>
      <text:p text:style-name="P6"><text:tab/> <text:s text:c="11"/>printf("%c ",c);</text:p>
      <text:p text:style-name="P6"><text:tab/> <text:s text:c="11"/>c++;</text:p>
      <text:p text:style-name="P6"><text:tab/> <text:s text:c="7"/>}</text:p>
      <text:p text:style-name="P6"><text:tab/> <text:s text:c="7"/>for(col=1;col&lt;=5-row;col++)</text:p>
      <text:p text:style-name="P6"><text:tab/> <text:s text:c="7"/>{</text:p>
      <text:p text:style-name="P6"><text:tab/> <text:s text:c="11"/>printf("%c ",c);</text:p>
      <text:p text:style-name="P6"><text:tab/> <text:s text:c="11"/>c--;</text:p>
      <text:p text:style-name="P6"><text:tab/> <text:s text:c="7"/>}</text:p>
      <text:p text:style-name="P6"><text:tab/> <text:s text:c="7"/>printf("\n");</text:p>
      <text:p text:style-name="P6"><text:tab/> <text:s text:c="3"/>}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3">3(vi).<text:tab/>#include&lt;stdio.h&gt;</text:span></text:p>
      <text:p text:style-name="P7"><text:tab/>int main()</text:p>
      <text:p text:style-name="P7"><text:tab/>{</text:p>
      <text:p text:style-name="P7"><text:tab/> <text:s text:c="3"/>int row,col,a=1,b=0;</text:p>
      <text:p text:style-name="P7"><text:tab/></text:p>
      <text:p text:style-name="P7"><text:tab/> <text:s text:c="3"/>for(row=1;row&lt;=4;row++)</text:p>
      <text:p text:style-name="P7"><text:tab/> <text:s text:c="3"/>{</text:p>
      <text:p text:style-name="P7"><text:tab/> <text:s text:c="7"/>for(col=1;col&lt;=row-1;col++)</text:p>
      <text:p text:style-name="P7"><text:tab/> <text:s text:c="11"/>printf(" <text:s/>");</text:p>
      <text:p text:style-name="P7"><text:tab/> <text:s text:c="7"/>for(col=row;col&lt;=row;col++)</text:p>
      <text:p text:style-name="P7"><text:tab/> <text:s text:c="7"/>{</text:p>
      <text:p text:style-name="P7"><text:tab/> <text:s text:c="11"/>if(row==4)</text:p>
      <text:p text:style-name="P7"><text:tab/> <text:s text:c="15"/>continue;</text:p>
      <text:p text:style-name="P7"><text:tab/> <text:s text:c="11"/>printf("%d ",a);</text:p>
      <text:p text:style-name="P7"><text:tab/> <text:s text:c="7"/>}</text:p>
      <text:p text:style-name="P7"><text:tab/> <text:s text:c="7"/>for(col=1;col&lt;=3-row;col++)</text:p>
      <text:p text:style-name="P7"><text:tab/> <text:s text:c="11"/>printf("%d ",b);</text:p>
      <text:p text:style-name="P7"><text:tab/> <text:s text:c="7"/>for(col=1;col&lt;=4-row;col++)</text:p>
      <text:p text:style-name="P7"><text:tab/> <text:s text:c="11"/>printf("%d ",b);</text:p>
      <text:p text:style-name="P7"><text:tab/> <text:s text:c="7"/>printf("%d ",a);</text:p>
      <text:p text:style-name="P7"><text:tab/> <text:s text:c="7"/>printf("\n");</text:p>
      <text:p text:style-name="P7"><text:tab/> <text:s text:c="3"/>}</text:p>
      <text:p text:style-name="P7"><text:tab/>}</text:p>
      <text:p text:style-name="P7"/>
      <text:p text:style-name="P8"><text:span text:style-name="T4">3(vii).<text:tab/>#include&lt;stdio.h&gt;</text:span></text:p>
      <text:p text:style-name="P8"><text:tab/>int main()</text:p>
      <text:p text:style-name="P8"><text:tab/>{</text:p>
      <text:p text:style-name="P8"><text:tab/> <text:s text:c="3"/>int row,col,space,a=3;</text:p>
      <text:p text:style-name="P8"><text:tab/></text:p>
      <text:p text:style-name="P8"><text:tab/> <text:s text:c="3"/>for(row=1;row&lt;=3;row++)</text:p>
      <text:p text:style-name="P8"><text:tab/> <text:s text:c="3"/>{</text:p>
      <text:p text:style-name="P8"><text:tab/> <text:s text:c="7"/>for(space=1;space&lt;=3-row;space++)</text:p>
      <text:p text:style-name="P8"><text:tab/> <text:s text:c="11"/>printf(" <text:s/>");</text:p>
      <text:p text:style-name="P8"><text:tab/> <text:s text:c="7"/>for(col=1;col&lt;=(2*row)-1;col++)</text:p>
      <text:p text:style-name="P8"><text:tab/> <text:s text:c="11"/>printf("* ");</text:p>
      <text:p text:style-name="P8"><text:tab/> <text:s text:c="7"/>for(space=1;space&lt;=4;space++)</text:p>
      <text:p text:style-name="P8"><text:tab/> <text:s text:c="11"/>printf(" <text:s/>");</text:p>
      <text:p text:style-name="P8"><text:tab/> <text:s text:c="7"/>printf("\n");</text:p>
      <text:p text:style-name="P8"><text:tab/> <text:s text:c="3"/>}</text:p>
      <text:p text:style-name="P8"><text:tab/> <text:s text:c="3"/>for(row=1;row&lt;=2;row++)</text:p>
      <text:p text:style-name="P8"><text:tab/> <text:s text:c="3"/>{</text:p>
      <text:p text:style-name="P8"><text:tab/> <text:s text:c="7"/>for(space=1;space&lt;=row;space++)</text:p>
      <text:p text:style-name="P8"><text:tab/> <text:s text:c="11"/>printf(" <text:s/>");</text:p>
      <text:p text:style-name="P8"><text:tab/> <text:s text:c="7"/>if(row==1)</text:p>
      <text:p text:style-name="P8"><text:tab/> <text:s text:c="7"/>{</text:p>
      <text:p text:style-name="P8"><text:tab/> <text:s text:c="11"/>while(a&gt;0)</text:p>
      <text:p text:style-name="P8"><text:tab/> <text:s text:c="15"/>{</text:p>
      <text:p text:style-name="P8"><text:tab/> <text:s text:c="19"/>printf("* ");</text:p>
      <text:p text:style-name="P8"><text:tab/> <text:s text:c="19"/>a--;</text:p>
      <text:p text:style-name="P8"><text:tab/> <text:s text:c="15"/>}</text:p>
      <text:p text:style-name="P8"><text:tab/> <text:s text:c="7"/>}</text:p>
      <text:p text:style-name="P8"><text:tab/> <text:s text:c="7"/>else</text:p>
      <text:p text:style-name="P8"><text:soft-page-break/><text:tab/> <text:s text:c="11"/>printf("* ");</text:p>
      <text:p text:style-name="P8"><text:tab/> <text:s text:c="7"/>printf("\n");</text:p>
      <text:p text:style-name="P8"><text:tab/> <text:s text:c="3"/>}</text:p>
      <text:p text:style-name="P8"><text:tab/>}</text:p>
      <text:p text:style-name="P8"/>
      <text:p text:style-name="P9"><text:span text:style-name="T5">3(viii).<text:tab/>#include&lt;stdio.h&gt;</text:span></text:p>
      <text:p text:style-name="P9"><text:tab/>int main()</text:p>
      <text:p text:style-name="P9"><text:tab/>{</text:p>
      <text:p text:style-name="P9"><text:tab/> <text:s text:c="3"/>int row,col,a;</text:p>
      <text:p text:style-name="P9"><text:tab/></text:p>
      <text:p text:style-name="P9"><text:tab/> <text:s text:c="3"/>for(row=1;row&lt;=5;row++)</text:p>
      <text:p text:style-name="P9"><text:tab/> <text:s text:c="3"/>{</text:p>
      <text:p text:style-name="P9"><text:tab/> <text:s text:c="7"/>a=6-row;</text:p>
      <text:p text:style-name="P9"><text:tab/> <text:s text:c="7"/>for(col=1;col&lt;=6-row;col++)</text:p>
      <text:p text:style-name="P9"><text:tab/> <text:s text:c="7"/>{</text:p>
      <text:p text:style-name="P9"><text:tab/> <text:s text:c="11"/>printf("%d ",a);</text:p>
      <text:p text:style-name="P9"><text:tab/> <text:s text:c="11"/>a--;</text:p>
      <text:p text:style-name="P9"><text:tab/> <text:s text:c="7"/>}</text:p>
      <text:p text:style-name="P9"><text:tab/> <text:s text:c="7"/>printf("\n");</text:p>
      <text:p text:style-name="P9"><text:tab/> <text:s text:c="3"/>}</text:p>
      <text:p text:style-name="P9"><text:tab/>}</text:p>
      <text:p text:style-name="P9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8:47:10.312267772</meta:creation-date>
    <dc:date>2022-07-08T17:33:18.471250025</dc:date>
    <meta:editing-duration>PT44M5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5" meta:paragraph-count="207" meta:word-count="277" meta:character-count="3635" meta:non-whitespace-character-count="2156"/>
  </office:meta>
</office:document-meta>
</file>